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ReturnUpdateCount.isInputValueProvi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ReturnUpdateCount.SqlReturnUpdateCou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ReturnUpdateCount.isResul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